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254cm" draw:shadow-offset-y="0.254cm" draw:shadow-color="#000000"/>
    </style:style>
    <style:style style:name="gr2" style:family="graphic" style:parent-style-name="standard">
      <style:graphic-properties draw:stroke="solid" draw:stroke-dash="Ultrafine_20_Dashed" svg:stroke-width="0.051cm" svg:stroke-color="#000000" draw:marker-start="Arrow" draw:marker-start-width="0.33cm" draw:marker-end="" draw:marker-end-width="0.33cm" draw:stroke-linejoin="bevel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1cm" svg:stroke-color="#000000" draw:marker-start="Arrow" draw:marker-start-width="0.33cm" draw:marker-end="" draw:marker-end-width="0.33cm" draw:stroke-linejoin="bevel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="Arrow" draw:marker-start-width="0.376cm" draw:marker-end="Arrow" draw:marker-end-width="0.376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9" style:family="graphic" style:parent-style-name="objectwithoutfill">
      <style:graphic-properties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end="" draw:marker-end-width="0.15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start="" draw:marker-end="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start="" draw:marker-end="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="" draw:marker-end="Arrow" draw:marker-end-width="0.153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end="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="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3.286cm" svg:height="12.575cm" svg:x="11.921cm" svg:y="1.9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custom-shape draw:style-name="gr2" draw:text-style-name="P1" draw:layer="layout" svg:width="3.983cm" svg:height="2.332cm" svg:x="20.94cm" svg:y="6.04cm">
              <text:p text:style-name="P1">Analysis &amp;</text:p>
              <text:p text:style-name="P1">Synthesi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3.983cm" svg:height="2.332cm" svg:x="16.73cm" svg:y="3.522cm">
              <text:p text:style-name="P1">Cultural</text:p>
              <text:p text:style-name="P1">Tradition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3.983cm" svg:height="2.332cm" svg:x="12.348cm" svg:y="6.04cm">
              <text:p text:style-name="P1">Genetic</text:p>
              <text:p text:style-name="P1">Heritag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3.983cm" svg:height="2.332cm" svg:x="14.113cm" svg:y="10.435cm">
              <text:p text:style-name="P1">New</text:p>
              <text:p text:style-name="P1">Information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3.983cm" svg:height="2.332cm" svg:x="19.746cm" svg:y="10.435cm">
              <text:p text:style-name="P1">Previous</text:p>
              <text:p text:style-name="P1">Experienc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6.132cm" svg:y1="10.406cm" svg:x2="18.749cm" svg:y2="5.797cm">
              <text:p/>
            </draw:line>
            <draw:line draw:style-name="gr5" draw:text-style-name="P1" draw:layer="layout" svg:x1="18.749cm" svg:y1="5.854cm" svg:x2="21.822cm" svg:y2="10.52cm">
              <text:p/>
            </draw:line>
            <draw:line draw:style-name="gr5" draw:text-style-name="P1" draw:layer="layout" svg:x1="16.331cm" svg:y1="7.191cm" svg:x2="20.997cm" svg:y2="7.22cm">
              <text:p/>
            </draw:line>
            <draw:line draw:style-name="gr5" draw:text-style-name="P1" draw:layer="layout" svg:x1="14.311cm" svg:y1="8.358cm" svg:x2="16.189cm" svg:y2="10.492cm">
              <text:p/>
            </draw:line>
            <draw:line draw:style-name="gr5" draw:text-style-name="P1" draw:layer="layout" svg:x1="22.903cm" svg:y1="8.329cm" svg:x2="21.822cm" svg:y2="10.52cm">
              <text:p/>
            </draw:line>
            <draw:line draw:style-name="gr5" draw:text-style-name="P1" draw:layer="layout" svg:x1="18.123cm" svg:y1="11.63cm" svg:x2="19.83cm" svg:y2="11.601cm">
              <text:p/>
            </draw:line>
            <draw:line draw:style-name="gr5" draw:text-style-name="P1" draw:layer="layout" svg:x1="16.359cm" svg:y1="7.305cm" svg:x2="21.68cm" svg:y2="10.463cm">
              <text:p/>
            </draw:line>
            <draw:line draw:style-name="gr5" draw:text-style-name="P1" draw:layer="layout" svg:x1="16.302cm" svg:y1="10.378cm" svg:x2="20.854cm" svg:y2="7.248cm">
              <text:p/>
            </draw:line>
            <draw:line draw:style-name="gr5" draw:text-style-name="P1" draw:layer="layout" svg:x1="14.311cm" svg:y1="5.997cm" svg:x2="16.786cm" svg:y2="4.602cm">
              <text:p/>
            </draw:line>
            <draw:line draw:style-name="gr5" draw:text-style-name="P1" draw:layer="layout" svg:x1="20.741cm" svg:y1="4.716cm" svg:x2="23.074cm" svg:y2="6.082cm">
              <text:p/>
            </draw:line>
            <draw:custom-shape draw:style-name="gr6" draw:text-style-name="P1" draw:layer="layout" svg:width="13.059cm" svg:height="12.542cm" svg:x="12.063cm" svg:y="1.9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" draw:text-style-name="P1" draw:layer="layout" svg:width="3.983cm" svg:height="2.332cm" svg:x="3.928cm" svg:y="7.021cm">
            <text:p text:style-name="P1">Observation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6.512cm" svg:height="3.697cm" svg:x="29.265cm" svg:y="6.339cm">
            <text:p text:style-name="P1">Decision</text:p>
            <text:p text:style-name="P1">(Hypothesis)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1" draw:layer="layout" svg:x1="7.973cm" svg:y1="8.204cm" svg:x2="11.942cm" svg:y2="8.17cm">
            <text:p text:style-name="P1">Feed</text:p>
            <text:p text:style-name="P1">Forward</text:p>
          </draw:line>
          <draw:line draw:style-name="gr9" draw:text-style-name="P1" draw:layer="layout" svg:x1="25.274cm" svg:y1="8.204cm" svg:x2="29.243cm" svg:y2="8.17cm">
            <text:p text:style-name="P1">Feed</text:p>
            <text:p text:style-name="P1">Forward</text:p>
          </draw:line>
          <draw:line draw:style-name="gr9" draw:text-style-name="P1" draw:layer="layout" svg:x1="35.775cm" svg:y1="8.204cm" svg:x2="39.744cm" svg:y2="8.17cm">
            <text:p text:style-name="P1">Feed</text:p>
            <text:p text:style-name="P1">Forward</text:p>
          </draw:line>
          <draw:custom-shape draw:style-name="gr10" draw:text-style-name="P1" draw:layer="layout" svg:width="4.862cm" svg:height="1.984cm" svg:x="39.823cm" svg:y="7.195cm">
            <text:p text:style-name="P1">Action</text:p>
            <text:p text:style-name="P1">(Test)</text:p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7.278cm" svg:y1="9.092cm" svg:x2="12.315cm" svg:y2="15.808cm">
            <text:p/>
          </draw:line>
          <draw:line draw:style-name="gr12" draw:text-style-name="P1" draw:layer="layout" svg:x1="32.479cm" svg:y1="10.141cm" svg:x2="32.553cm" svg:y2="15.872cm">
            <text:p/>
          </draw:line>
          <draw:line draw:style-name="gr13" draw:text-style-name="P1" draw:layer="layout" svg:x1="12.322cm" svg:y1="15.872cm" svg:x2="32.65cm" svg:y2="15.807cm">
            <text:p text:style-name="P1">Feedback</text:p>
            <text:p text:style-name="P1"/>
          </draw:line>
          <draw:line draw:style-name="gr12" draw:text-style-name="P1" draw:layer="layout" svg:x1="41.194cm" svg:y1="9.16cm" svg:x2="41.227cm" svg:y2="17.259cm">
            <text:p/>
          </draw:line>
          <draw:line draw:style-name="gr11" draw:text-style-name="P1" draw:layer="layout" svg:x1="6.579cm" svg:y1="9.418cm" svg:x2="10.677cm" svg:y2="17.195cm">
            <text:p/>
          </draw:line>
          <draw:line draw:style-name="gr13" draw:text-style-name="P1" draw:layer="layout" svg:x1="10.645cm" svg:y1="17.13cm" svg:x2="41.201cm" svg:y2="17.162cm">
            <text:p text:style-name="P1">Feedback</text:p>
            <text:p text:style-name="P1"/>
          </draw:line>
          <draw:frame draw:style-name="gr14" draw:text-style-name="P1" draw:layer="layout" svg:width="4.116cm" svg:height="3.145cm" svg:x="3.674cm" svg:y="12.451cm">
            <draw:text-box>
              <text:p text:style-name="P1">Unfolding</text:p>
              <text:p text:style-name="P1">Interaction</text:p>
              <text:p text:style-name="P1">with</text:p>
              <text:p text:style-name="P1">Environment</text:p>
            </draw:text-box>
          </draw:frame>
          <draw:line draw:style-name="gr15" draw:text-style-name="P1" draw:layer="layout" svg:x1="5.901cm" svg:y1="12.064cm" svg:x2="5.901cm" svg:y2="9.386cm">
            <text:p/>
          </draw:line>
          <draw:line draw:style-name="gr12" draw:text-style-name="P1" draw:layer="layout" svg:x1="5.998cm" svg:y1="16.259cm" svg:x2="9.838cm" svg:y2="18.485cm">
            <text:p/>
          </draw:line>
          <draw:frame draw:style-name="gr14" draw:text-style-name="P1" draw:layer="layout" svg:width="4.116cm" svg:height="3.145cm" svg:x="41.474cm" svg:y="12.452cm">
            <draw:text-box>
              <text:p text:style-name="P1">Unfolding</text:p>
              <text:p text:style-name="P1">Interaction</text:p>
              <text:p text:style-name="P1">with</text:p>
              <text:p text:style-name="P1">Environment</text:p>
            </draw:text-box>
          </draw:frame>
          <draw:line draw:style-name="gr12" draw:text-style-name="P1" draw:layer="layout" svg:x1="5.901cm" svg:y1="15.549cm" svg:x2="5.901cm" svg:y2="16.259cm">
            <text:p/>
          </draw:line>
          <draw:line draw:style-name="gr12" draw:text-style-name="P1" draw:layer="layout" svg:x1="43.605cm" svg:y1="9.128cm" svg:x2="43.637cm" svg:y2="12.645cm">
            <text:p/>
          </draw:line>
          <draw:line draw:style-name="gr12" draw:text-style-name="P1" draw:layer="layout" svg:x1="9.838cm" svg:y1="18.485cm" svg:x2="43.653cm" svg:y2="18.485cm">
            <text:p/>
          </draw:line>
          <draw:line draw:style-name="gr12" draw:text-style-name="P1" draw:layer="layout" svg:x1="43.589cm" svg:y1="15.484cm" svg:x2="43.653cm" svg:y2="18.421cm">
            <text:p/>
          </draw:line>
          <draw:frame draw:style-name="gr14" draw:layer="layout" svg:width="3.27cm" svg:height="2.434cm" svg:x="7.503cm" svg:y="1.9cm">
            <draw:text-box>
              <text:p text:style-name="P1">Implicit</text:p>
              <text:p text:style-name="P1">Guidance</text:p>
              <text:p text:style-name="P1">&amp; Control</text:p>
            </draw:text-box>
          </draw:frame>
          <draw:frame draw:style-name="gr14" draw:layer="layout" svg:width="3.27cm" svg:height="2.434cm" svg:x="32.054cm" svg:y="1.9cm">
            <draw:text-box>
              <text:p text:style-name="P1">Implicit</text:p>
              <text:p text:style-name="P1">Guidance</text:p>
              <text:p text:style-name="P1">&amp; Control</text:p>
            </draw:text-box>
          </draw:frame>
          <draw:line draw:style-name="gr11" draw:text-style-name="P1" draw:layer="layout" svg:x1="5.904cm" svg:y1="7.037cm" svg:x2="5.904cm" svg:y2="3.142cm">
            <text:p/>
          </draw:line>
          <draw:line draw:style-name="gr12" draw:text-style-name="P1" draw:layer="layout" svg:x1="7.558cm" svg:y1="3.142cm" svg:x2="5.941cm" svg:y2="3.178cm">
            <text:p/>
          </draw:line>
          <draw:line draw:style-name="gr12" draw:text-style-name="P1" draw:layer="layout" svg:x1="10.681cm" svg:y1="3.178cm" svg:x2="13.548cm" svg:y2="3.178cm">
            <text:p/>
          </draw:line>
          <draw:line draw:style-name="gr12" draw:text-style-name="P1" draw:layer="layout" svg:x1="23.69cm" svg:y1="3.178cm" svg:x2="31.958cm" svg:y2="3.105cm">
            <text:p/>
          </draw:line>
          <draw:line draw:style-name="gr16" draw:text-style-name="P1" draw:layer="layout" svg:x1="42.395cm" svg:y1="7.184cm" svg:x2="42.358cm" svg:y2="3.105cm">
            <text:p/>
          </draw:line>
          <draw:line draw:style-name="gr12" draw:text-style-name="P1" draw:layer="layout" svg:x1="35.192cm" svg:y1="3.142cm" svg:x2="42.358cm" svg:y2="3.178cm">
            <text:p/>
          </draw:line>
          <draw:frame draw:style-name="gr14" draw:text-style-name="P1" draw:layer="layout" svg:width="4.751cm" svg:height="1.723cm" svg:x="0.131cm" svg:y="5.2cm">
            <draw:text-box>
              <text:p text:style-name="P1">Unfolding</text:p>
              <text:p text:style-name="P1">Circumstances</text:p>
            </draw:text-box>
          </draw:frame>
          <draw:frame draw:style-name="gr14" draw:layer="layout" svg:width="3.727cm" svg:height="1.723cm" svg:x="0.641cm" svg:y="9.573cm">
            <draw:text-box>
              <text:p text:style-name="P1">Outside</text:p>
              <text:p text:style-name="P1">Information</text:p>
            </draw:text-box>
          </draw:frame>
          <draw:line draw:style-name="gr15" draw:text-style-name="P1" draw:layer="layout" svg:x1="3.368cm" svg:y1="9.536cm" svg:x2="4.103cm" svg:y2="8.691cm">
            <text:p/>
          </draw:line>
          <draw:line draw:style-name="gr17" draw:text-style-name="P1" draw:layer="layout" svg:x1="3.221cm" svg:y1="6.963cm" svg:x2="4.103cm" svg:y2="7.698cm">
            <text:p/>
          </draw:line>
          <draw:frame draw:style-name="gr14" draw:text-style-name="P2" draw:layer="layout" svg:width="3.943cm" svg:height="1.245cm" svg:x="3.905cm" svg:y="0.482cm">
            <draw:text-box>
              <text:p text:style-name="P1"><text:span text:style-name="T1">Observe</text:span></text:p>
            </draw:text-box>
          </draw:frame>
          <draw:frame draw:style-name="gr14" draw:text-style-name="P3" draw:layer="layout" svg:width="3.253cm" svg:height="1.326cm" svg:x="17.324cm" svg:y="0.441cm">
            <draw:text-box>
              <text:p text:style-name="P1"><text:span text:style-name="T2">Orient</text:span></text:p>
            </draw:text-box>
          </draw:frame>
          <draw:frame draw:style-name="gr14" draw:text-style-name="P3" draw:layer="layout" svg:width="3.558cm" svg:height="1.326cm" svg:x="30.739cm" svg:y="0.441cm">
            <draw:text-box>
              <text:p text:style-name="P1"><text:span text:style-name="T2">Decide</text:span></text:p>
            </draw:text-box>
          </draw:frame>
          <draw:frame draw:style-name="gr14" draw:text-style-name="P3" draw:layer="layout" svg:width="2.029cm" svg:height="1.326cm" svg:x="41.376cm" svg:y="0.441cm">
            <draw:text-box>
              <text:p text:style-name="P1"><text:span text:style-name="T2">Ac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="Arrow" draw:marker-start-width="0.2cm" draw:marker-start-center="false" draw:marker-end="Arrow" draw:marker-end-width="0.2cm" draw:marker-end-center="false" draw:fill="solid" draw:fill-color="#cfe7e5" draw:fill-gradient-name="Gradient_20_8" draw:fill-hatch-name="Hatch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hiu-Kai Chin</meta:initial-creator>
    <meta:creation-date>2012-04-12T06:56:23</meta:creation-date>
    <dc:date>2012-04-12T19:32:06</dc:date>
    <dc:creator>Shiu-Kai Chin</dc:creator>
    <meta:editing-duration>PT1H21M6S</meta:editing-duration>
    <meta:editing-cycles>14</meta:editing-cycles>
    <meta:generator>LibreOffice/3.3$Unix LibreOffice_project/330m19$Build-202</meta:generator>
    <meta:document-statistic meta:object-count="55"/>
  </office:meta>
</office:document-meta>
</file>